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verdana" svg:font-family="verdana, arial"/>
    <style:font-face style:name="Liberation Serif" svg:font-family="'Liberation Serif', 'Times New Roman'" style:font-family-generic="roman"/>
    <style:font-face style:name="Arial" svg:font-family="Arial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22in"/>
    </style:style>
    <style:style style:name="co3" style:family="table-column">
      <style:table-column-properties fo:break-before="auto" style:column-width="1.7543in"/>
    </style:style>
    <style:style style:name="co4" style:family="table-column">
      <style:table-column-properties fo:break-before="auto" style:column-width="3.9043in"/>
    </style:style>
    <style:style style:name="ro3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6in" fo:break-before="auto" style:use-optimal-row-height="false"/>
    </style:style>
    <style:style style:name="ro5" style:family="table-row">
      <style:table-row-properties style:row-height="1.3681in" fo:break-before="auto" style:use-optimal-row-height="fals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automatic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4" style:family="table-cell" style:parent-style-name="Default" style:data-style-name="N37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name-asian="DejaVu Sans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DejaVu Sans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DejaVu Sans1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justify" fo:margin-left="0in" style:writing-mode="page"/>
      <style:text-properties style:use-window-font-color="true" style:text-outline="false" style:text-line-through-style="none" style:font-name="DejaVu Sans" fo:font-size="10pt" fo:font-style="normal" fo:text-shadow="none" style:text-underline-style="none" fo:font-weight="normal" style:font-name-asian="DejaVu Sans1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fb515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DejaVu Sans" fo:font-size="10pt" fo:font-style="normal" fo:text-shadow="none" style:text-underline-style="none" fo:font-weight="normal" style:font-size-asian="10pt" style:font-style-asian="normal" style:font-weight-asian="normal" style:font-name-complex="DejaVu Sans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DejaVu Sans1" style:font-size-asian="10pt" style:font-style-asian="normal" style:font-weight-asian="normal" style:font-name-complex="DejaVu Sans1" style:font-size-complex="10pt" style:font-style-complex="normal" style:font-weight-complex="normal"/>
    </style:style>
    <style:style style:name="ce15" style:family="table-cell" style:parent-style-name="Default">
      <style:table-cell-properties fo:border="0.0008in solid #000000"/>
    </style:style>
    <style:style style:name="ce1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use-regular-expressions="false"/>
      <table:table table:name="Sheet1" table:style-name="ta4" table:print="false">
        <office:forms form:automatic-focus="false" form:apply-design-mode="false"/>
        <table:table-column table:style-name="co1" table:default-cell-style-name="ce2"/>
        <table:table-column table:style-name="co1" table:default-cell-style-name="ce3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ce3"/>
        <table:table-column table:style-name="co1" table:default-cell-style-name="ce11"/>
        <table:table-column table:style-name="co1" table:default-cell-style-name="ce12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编号</text:p>
          </table:table-cell>
          <table:table-cell table:style-name="ce1" office:value-type="string">
            <text:p>提交人</text:p>
          </table:table-cell>
          <table:table-cell table:style-name="ce1" office:value-type="string">
            <text:p>时间</text:p>
          </table:table-cell>
          <table:table-cell table:style-name="ce1" office:value-type="string">
            <text:p>模块</text:p>
          </table:table-cell>
          <table:table-cell table:style-name="ce1" office:value-type="string">
            <text:p>名称</text:p>
          </table:table-cell>
          <table:table-cell table:style-name="ce1" office:value-type="string">
            <text:p>描述</text:p>
          </table:table-cell>
          <table:table-cell table:style-name="ce1" office:value-type="string">
            <text:p>提出者</text:p>
          </table:table-cell>
          <table:table-cell table:style-name="ce1" office:value-type="string">
            <text:p>优先级</text:p>
          </table:table-cell>
          <table:table-cell table:style-name="ce1" office:value-type="string">
            <text:p>Ticket</text:p>
          </table:table-cell>
          <table:table-cell table:style-name="ce1" office:value-type="string">
            <text:p>图片</text:p>
          </table:table-cell>
          <table:table-cell table:style-name="ce1" office:value-type="string">
            <text:p>BUG编号</text:p>
          </table:table-cell>
          <table:table-cell table:number-columns-repeated="1012"/>
        </table:table-row>
        <table:table-row table:style-name="ro4">
          <table:table-cell office:value-type="string">
            <text:p>C1</text:p>
          </table:table-cell>
          <table:table-cell office:value-type="string">
            <text:p>陈洋</text:p>
          </table:table-cell>
          <table:table-cell office:value-type="date" office:date-value="2012-11-05">
            <text:p>11/05/12</text:p>
          </table:table-cell>
          <table:table-cell table:style-name="ce2" office:value-type="string" table:number-columns-spanned="1" table:number-rows-spanned="7">
            <text:p>CMS </text:p>
          </table:table-cell>
          <table:table-cell table:style-name="ce2" office:value-type="string">
            <text:p>编辑项分组</text:p>
          </table:table-cell>
          <table:table-cell table:style-name="ce7" office:value-type="string">
            <text:p>将p, pm ,pmv的操作归入相应的组</text:p>
          </table:table-cell>
          <table:table-cell office:value-type="string">
            <text:p>陈洋</text:p>
          </table:table-cell>
          <table:table-cell office:value-type="string">
            <text:p>中</text:p>
          </table:table-cell>
          <table:table-cell office:value-type="string">
            <text:p>未分配</text:p>
          </table:table-cell>
          <table:table-cell office:value-type="string">
            <text:p>C1.png</text:p>
          </table:table-cell>
          <table:table-cell table:style-name="ce14"/>
          <table:table-cell table:style-name="ce16" table:number-columns-repeated="1012"/>
        </table:table-row>
        <table:table-row table:style-name="ro4">
          <table:table-cell office:value-type="string">
            <text:p>C2</text:p>
          </table:table-cell>
          <table:table-cell office:value-type="string">
            <text:p>陈洋</text:p>
          </table:table-cell>
          <table:table-cell office:value-type="date" office:date-value="2012-11-05">
            <text:p>11/05/12</text:p>
          </table:table-cell>
          <table:covered-table-cell table:style-name="ce3"/>
          <table:table-cell table:style-name="ce5"/>
          <table:table-cell table:style-name="ce8"/>
          <table:table-cell table:number-columns-repeated="2"/>
          <table:table-cell office:value-type="string">
            <text:p>未分配</text:p>
          </table:table-cell>
          <table:table-cell table:style-name="ce13"/>
          <table:table-cell table:style-name="ce15"/>
          <table:table-cell table:number-columns-repeated="1012"/>
        </table:table-row>
        <table:table-row table:style-name="ro4">
          <table:table-cell office:value-type="string">
            <text:p>C3</text:p>
          </table:table-cell>
          <table:table-cell office:value-type="string">
            <text:p>陈洋</text:p>
          </table:table-cell>
          <table:table-cell office:value-type="date" office:date-value="2012-11-05">
            <text:p>11/05/12</text:p>
          </table:table-cell>
          <table:covered-table-cell table:style-name="ce2"/>
          <table:table-cell table:style-name="ce6" office:value-type="string">
            <text:p>Picture上传后可以查看</text:p>
          </table:table-cell>
          <table:table-cell table:style-name="ce9" office:value-type="string">
            <text:p>可以以缩略图或者其他方式看到上传的图片。现在图片上传后直接点图片链接是404错误</text:p>
          </table:table-cell>
          <table:table-cell office:value-type="string">
            <text:p>陈洋</text:p>
          </table:table-cell>
          <table:table-cell office:value-type="string">
            <text:p>中</text:p>
          </table:table-cell>
          <table:table-cell office:value-type="string">
            <text:p>未分配</text:p>
          </table:table-cell>
          <table:table-cell office:value-type="string">
            <text:p>C3.png</text:p>
          </table:table-cell>
          <table:table-cell table:style-name="ce12"/>
          <table:table-cell table:number-columns-repeated="1012"/>
        </table:table-row>
        <table:table-row table:style-name="ro4">
          <table:table-cell office:value-type="string">
            <text:p>C4</text:p>
          </table:table-cell>
          <table:table-cell office:value-type="string">
            <text:p>陈洋</text:p>
          </table:table-cell>
          <table:table-cell office:value-type="date" office:date-value="2012-11-05">
            <text:p>11/05/12</text:p>
          </table:table-cell>
          <table:covered-table-cell table:style-name="ce3"/>
          <table:table-cell table:style-name="ce3" office:value-type="string">
            <text:p>List页分列</text:p>
          </table:table-cell>
          <table:table-cell table:style-name="ce7" office:value-type="string">
            <text:p>名称不以”-”连接，而是以列来分割。</text:p>
          </table:table-cell>
          <table:table-cell office:value-type="string">
            <text:p>陈洋</text:p>
          </table:table-cell>
          <table:table-cell office:value-type="string">
            <text:p>低</text:p>
          </table:table-cell>
          <table:table-cell office:value-type="string">
            <text:p>未分配</text:p>
          </table:table-cell>
          <table:table-cell office:value-type="string">
            <text:p>C4.png</text:p>
          </table:table-cell>
          <table:table-cell table:style-name="ce12"/>
          <table:table-cell table:number-columns-repeated="1012"/>
        </table:table-row>
        <table:table-row table:style-name="ro5">
          <table:table-cell office:value-type="string">
            <text:p>C5</text:p>
          </table:table-cell>
          <table:table-cell office:value-type="string">
            <text:p>陈洋</text:p>
          </table:table-cell>
          <table:table-cell office:value-type="date" office:date-value="2012-11-05">
            <text:p>11/05/12</text:p>
          </table:table-cell>
          <table:covered-table-cell table:style-name="ce3"/>
          <table:table-cell table:style-name="ce3" office:value-type="string">
            <text:p>增加图片采集功能</text:p>
          </table:table-cell>
          <table:table-cell table:style-name="ce10" office:value-type="string">
            <text:p>在PM、PMV的List页中，每条PM、PMV的记录增加URL、Uncollected URL、Lastest Collected三项和Get Pic链接。URL是PM、PMV的attribute中URL的总数；Uncollected URL是还没有采集过的URL，Lastest Collected是上一次采集的时间，点击Get pic按钮跳到Get picture页面。在Get picture页面提取PM、PMV attribute中所有的URL，对其进行采集操作。</text:p>
          </table:table-cell>
          <table:table-cell office:value-type="string">
            <text:p>张成</text:p>
          </table:table-cell>
          <table:table-cell office:value-type="string">
            <text:p>高</text:p>
          </table:table-cell>
          <table:table-cell office:value-type="string">
            <text:p>未分配</text:p>
          </table:table-cell>
          <table:table-cell office:value-type="string">
            <text:p>C5.png</text:p>
          </table:table-cell>
          <table:table-cell table:style-name="ce12"/>
          <table:table-cell table:number-columns-repeated="1012"/>
        </table:table-row>
        <table:table-row table:style-name="ro4">
          <table:table-cell office:value-type="string">
            <text:p>C6</text:p>
          </table:table-cell>
          <table:table-cell office:value-type="string">
            <text:p>陈洋</text:p>
          </table:table-cell>
          <table:table-cell office:value-type="date" office:date-value="2012-11-05">
            <text:p>11/05/12</text:p>
          </table:table-cell>
          <table:covered-table-cell table:style-name="ce3"/>
          <table:table-cell table:style-name="ce3"/>
          <table:table-cell table:style-name="ce10"/>
          <table:table-cell table:number-columns-repeated="2"/>
          <table:table-cell office:value-type="string">
            <text:p>未分配</text:p>
          </table:table-cell>
          <table:table-cell/>
          <table:table-cell table:style-name="ce12"/>
          <table:table-cell table:number-columns-repeated="1012"/>
        </table:table-row>
        <table:table-row table:style-name="ro4">
          <table:table-cell office:value-type="string">
            <text:p>C7</text:p>
          </table:table-cell>
          <table:table-cell office:value-type="string">
            <text:p>陈洋</text:p>
          </table:table-cell>
          <table:table-cell office:value-type="date" office:date-value="2012-11-05">
            <text:p>11/05/12</text:p>
          </table:table-cell>
          <table:covered-table-cell table:style-name="ce3"/>
          <table:table-cell table:style-name="ce3" office:value-type="string">
            <text:p>在PMVA中添加时报错</text:p>
          </table:table-cell>
          <table:table-cell table:style-name="ce10" office:value-type="string">
            <text:p>product/productmodelvariantattribute/add/ 进行添加操作时报错，"ProductModelAttrSummary.model" must be a "ProductModel" instance.</text:p>
          </table:table-cell>
          <table:table-cell office:value-type="string">
            <text:p>陈洋</text:p>
          </table:table-cell>
          <table:table-cell office:value-type="string">
            <text:p>高</text:p>
          </table:table-cell>
          <table:table-cell office:value-type="string">
            <text:p>未分配</text:p>
          </table:table-cell>
          <table:table-cell/>
          <table:table-cell table:style-name="ce12" office:value-type="string">
            <text:p>bug1</text:p>
          </table:table-cell>
          <table:table-cell table:number-columns-repeated="1012"/>
        </table:table-row>
        <table:table-row table:style-name="ro4" table:number-rows-repeated="5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13"/>
        </table:table-row>
        <table:table-row table:style-name="ro4">
          <table:table-cell table:style-name="Default" table:number-columns-repeated="3"/>
          <table:table-cell table:number-columns-repeated="3"/>
          <table:table-cell table:style-name="Default" table:number-columns-repeated="4"/>
          <table:table-cell table:number-columns-repeated="1013"/>
        </table:table-row>
      </table:table>
      <table:table table:name="Sheet2" table:style-name="ta2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3" table:print="false">
        <table:table-column table:style-name="co1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verdana" svg:font-family="verdana, arial"/>
    <style:font-face style:name="Liberation Serif" svg:font-family="'Liberation Serif', 'Times New Roman'" style:font-family-generic="roman"/>
    <style:font-face style:name="Arial" svg:font-family="Arial" style:font-family-generic="swiss"/>
    <style:font-face style:name="DejaVu Sans" svg:font-family="'DejaVu Sans'" style:font-family-generic="swiss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4">
      <style:page-layout-properties style:num-format="1" style:print-orientation="portrait" fo:margin-top="0.7874in" fo:margin-bottom="0.7874in" fo:margin-left="0.7874in" fo:margin-right="0.7874in" style:first-page-number="continue" style:scale-to="100%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13">05/13/2011</text:date>, <text:time>15:29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ugh </meta:initial-creator>
    <meta:creation-date>2011-04-21T14:43:30</meta:creation-date>
    <dc:creator>Hugh </dc:creator>
    <dc:date>2011-05-13T15:29:45</dc:date>
    <meta:editing-cycles>19</meta:editing-cycles>
    <meta:editing-duration>PT07H52M42S</meta:editing-duration>
    <meta:generator>OpenOffice.org/3.2$Linux OpenOffice.org_project/320m12$Build-9483</meta:generator>
    <meta:document-statistic meta:table-count="3" meta:cell-count="65" meta:object-count="0"/>
  </office:meta>
</office:document-meta>
</file>